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arrête du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caractère ignorer, continue dans la même direction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13" office:value-type="string" calcext:value-type="string">
            <text:p>caractère ignorer, continue dans la même direction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13" office:value-type="string" calcext:value-type="string">
            <text:p>caractère ignorer, continue dans la même direction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13" office:value-type="string" calcext:value-type="string">
            <text:p>ce dirige a gauche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13" office:value-type="string" calcext:value-type="string">
            <text:p>caractère ignorer, continue dans la même direction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13" office:value-type="string" calcext:value-type="string">
            <text:p>ce dirige en haut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13" office:value-type="string" calcext:value-type="string">
            <text:p>caractère ignorer, continue dans la même direction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13" office:value-type="string" calcext:value-type="string">
            <text:p>ce dirige en bas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13" office:value-type="string" calcext:value-type="string">
            <text:p>caractère ignorer, continue dans la même direction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13" office:value-type="string" calcext:value-type="string">
            <text:p>ce dirige a droite</text:p>
          </table:table-cell>
          <table:table-cell table:style-name="ce36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7:24:00.628561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5.2$Linux_X86_64 LibreOffice_project/420$Build-2</meta:generator>
    <dc:date>2024-11-06T17:33:45.515008379</dc:date>
    <meta:editing-duration>PT1H11M46S</meta:editing-duration>
    <meta:editing-cycles>19</meta:editing-cycles>
    <meta:document-statistic meta:table-count="1" meta:cell-count="66" meta:object-count="0"/>
  </office:meta>
</office:document-meta>
</file>